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text">
      <style:graphic-properties draw:stroke="solid" svg:stroke-width="0.05cm" svg:stroke-color="#808080" draw:marker-start-width="0.275cm" draw:marker-end-width="0.275cm" draw:fill="gradient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text">
      <style:graphic-properties draw:stroke="solid" svg:stroke-width="0.05cm" svg:stroke-color="#000000" draw:marker-start-width="0.275cm" draw:marker-end-width="0.275cm" draw:fill="solid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text" style:list-style-name="L1">
      <style:graphic-properties draw:stroke="solid" draw:stroke-dash="Dash_20_1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text" style:list-style-name="L1">
      <style:graphic-properties draw:stroke="solid" draw:stroke-dash="Dash_20_1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solid" draw:fill-color="#80808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text">
      <style:graphic-properties draw:stroke="solid"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text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2" draw:layer="layout" svg:width="2.5cm" svg:height="1cm" svg:x="3.6cm" svg:y="1.1cm">
          <text:p text:style-name="P1">draft s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id="id1" draw:layer="layout" svg:width="0.5cm" svg:height="0.5cm" svg:x="0.1cm" svg:y="1.35cm">
          <text:p text:style-name="P4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1" draw:id="id3" draw:layer="layout" svg:width="2.5cm" svg:height="1cm" svg:x="9.3cm" svg:y="1.1cm">
          <text:p text:style-name="P1">demolish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4" draw:layer="layout" svg:width="2.5cm" svg:height="1cm" svg:x="9.3cm" svg:y="4.1cm">
          <text:p text:style-name="P1">submitt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id="id5" draw:layer="layout" svg:width="2.5cm" svg:height="1cm" svg:x="3.6cm" svg:y="4.1cm">
          <text:p text:style-name="P1">disguste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 draw:id="id6">
          <draw:custom-shape draw:style-name="gr3" draw:text-style-name="P3" draw:layer="layout" svg:width="0.65cm" svg:height="0.65cm" svg:x="0.1cm" svg:y="4.275cm">
            <text:p text:style-name="P4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  <draw:custom-shape draw:style-name="gr4" draw:text-style-name="P3" draw:layer="layout" svg:width="0.5cm" svg:height="0.5cm" svg:x="0.175cm" svg:y="4.35cm">
            <text:p text:style-name="P4"/>
  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  </draw:custom-shape>
        </draw:g>
        <draw:connector draw:style-name="gr5" draw:text-style-name="P2" draw:layer="layout" draw:type="curve" svg:x1="0.6cm" svg:y1="1.599cm" svg:x2="3.6cm" svg:y2="1.599cm" draw:start-shape="id1" draw:start-glue-point="10" draw:end-shape="id2" draw:end-glue-point="5">
          <text:p text:style-name="P4"/>
        </draw:connector>
        <draw:connector draw:style-name="gr5" draw:text-style-name="P2" draw:layer="layout" draw:type="curve" svg:x1="6.1cm" svg:y1="1.599cm" svg:x2="9.3cm" svg:y2="1.599cm" draw:start-shape="id2" draw:start-glue-point="7" draw:end-shape="id3" draw:end-glue-point="5">
          <text:p text:style-name="P4"/>
        </draw:connector>
        <draw:connector draw:style-name="gr5" draw:text-style-name="P2" draw:layer="layout" draw:type="curve" draw:line-skew="-0.375cm" svg:x1="10.549cm" svg:y1="1.1cm" svg:x2="4.85cm" svg:y2="1.1cm" draw:start-shape="id3" draw:start-glue-point="4" draw:end-shape="id2">
          <text:p text:style-name="P4"/>
        </draw:connector>
        <draw:connector draw:style-name="gr5" draw:text-style-name="P2" draw:layer="layout" draw:type="curve" svg:x1="10.549cm" svg:y1="2.1cm" svg:x2="10.549cm" svg:y2="4.1cm" draw:start-shape="id3" draw:start-glue-point="6" draw:end-shape="id4" draw:end-glue-point="4">
          <text:p text:style-name="P4"/>
        </draw:connector>
        <draw:connector draw:style-name="gr5" draw:text-style-name="P2" draw:layer="layout" draw:type="curve" svg:x1="9.3cm" svg:y1="4.599cm" svg:x2="6.1cm" svg:y2="4.599cm" draw:start-shape="id4" draw:start-glue-point="5" draw:end-shape="id5" draw:end-glue-point="7">
          <text:p text:style-name="P4"/>
        </draw:connector>
        <draw:connector draw:style-name="gr5" draw:text-style-name="P2" draw:layer="layout" draw:type="curve" svg:x1="3.6cm" svg:y1="4.599cm" svg:x2="0.75cm" svg:y2="4.6cm" draw:start-shape="id5" draw:start-glue-point="5" draw:end-shape="id6" draw:end-glue-point="1">
          <text:p text:style-name="P4"/>
        </draw:connector>
        <draw:frame draw:style-name="gr6" draw:text-style-name="P4" draw:layer="layout" svg:width="1.344cm" svg:height="0.662cm" svg:x="1.3cm" svg:y="1.038cm">
          <draw:text-box>
            <text:p text:style-name="P4">draft</text:p>
          </draw:text-box>
        </draw:frame>
        <draw:frame draw:style-name="gr6" draw:text-style-name="P4" draw:layer="layout" svg:width="3.461cm" svg:height="0.662cm" svg:x="6cm" svg:y="0.9cm">
          <draw:text-box>
            <text:p text:style-name="P4">harsh comments</text:p>
          </draw:text-box>
        </draw:frame>
        <draw:frame draw:style-name="gr6" draw:text-style-name="P4" draw:layer="layout" svg:width="2.534cm" svg:height="0.662cm" svg:x="6.466cm" svg:y="0.1cm">
          <draw:text-box>
            <text:p text:style-name="P4">better draft</text:p>
          </draw:text-box>
        </draw:frame>
        <draw:frame draw:style-name="gr6" draw:text-style-name="P4" draw:layer="layout" svg:width="2.475cm" svg:height="0.662cm" svg:x="10.425cm" svg:y="2.7cm">
          <draw:text-box>
            <text:p text:style-name="P4">submission</text:p>
          </draw:text-box>
        </draw:frame>
        <draw:frame draw:style-name="gr6" draw:text-style-name="P4" draw:layer="layout" svg:width="2.733cm" svg:height="0.662cm" svg:x="6.567cm" svg:y="4.038cm">
          <draw:text-box>
            <text:p text:style-name="P4">strong reject</text:p>
          </draw:text-box>
        </draw:frame>
        <draw:frame draw:style-name="gr6" draw:text-style-name="P4" draw:layer="layout" svg:width="2.005cm" svg:height="0.662cm" svg:x="1.3cm" svg:y="4.038cm">
          <draw:text-box>
            <text:p text:style-name="P4">quit Ph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5-10T10:42:47</meta:creation-date>
    <dc:creator>Julien Ponge</dc:creator>
    <dc:date>2008-03-25T10:00:27</dc:date>
    <meta:editing-cycles>6</meta:editing-cycles>
    <meta:editing-duration>PT10M35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